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pl" fo:country="PL" officeooo:rsid="00147e83" officeooo:paragraph-rsid="00147e83"/>
    </style:style>
    <style:style style:name="P2" style:family="paragraph" style:parent-style-name="Text_20_body">
      <style:text-properties fo:language="pl" fo:country="PL" officeooo:rsid="001b8461" officeooo:paragraph-rsid="001b8461"/>
    </style:style>
    <style:style style:name="P3" style:family="paragraph" style:parent-style-name="Text_20_body">
      <style:text-properties fo:language="pl" fo:country="PL" officeooo:rsid="001e86e7" officeooo:paragraph-rsid="001e86e7"/>
    </style:style>
    <style:style style:name="P4" style:family="paragraph" style:parent-style-name="Text_20_body">
      <style:text-properties fo:language="pl" fo:country="PL" officeooo:rsid="0022ac52" officeooo:paragraph-rsid="0022ac52"/>
    </style:style>
    <style:style style:name="P5" style:family="paragraph" style:parent-style-name="Text_20_body">
      <style:text-properties fo:language="pl" fo:country="PL" officeooo:rsid="0022c779" officeooo:paragraph-rsid="0022c779"/>
    </style:style>
    <style:style style:name="P6" style:family="paragraph" style:parent-style-name="Text_20_body">
      <style:text-properties fo:language="pl" fo:country="PL" officeooo:rsid="00245219" officeooo:paragraph-rsid="00245219"/>
    </style:style>
    <style:style style:name="P7" style:family="paragraph" style:parent-style-name="Text_20_body">
      <style:text-properties fo:language="pl" fo:country="PL" officeooo:rsid="0024749c" officeooo:paragraph-rsid="0025f29b"/>
    </style:style>
    <style:style style:name="P8" style:family="paragraph" style:parent-style-name="Text_20_body">
      <style:text-properties fo:language="pl" fo:country="PL" officeooo:rsid="0025f29b" officeooo:paragraph-rsid="0025f29b"/>
    </style:style>
    <style:style style:name="P9" style:family="paragraph" style:parent-style-name="Standard">
      <style:text-properties officeooo:rsid="00395ce2" officeooo:paragraph-rsid="00395ce2"/>
    </style:style>
    <style:style style:name="P10" style:family="paragraph" style:parent-style-name="Standard" style:list-style-name="L17">
      <style:text-properties officeooo:paragraph-rsid="00395ce2"/>
    </style:style>
    <style:style style:name="P11" style:family="paragraph" style:parent-style-name="Subtitle">
      <style:text-properties officeooo:rsid="0032fc40" officeooo:paragraph-rsid="0032fc40"/>
    </style:style>
    <style:style style:name="P12" style:family="paragraph" style:parent-style-name="Text_20_body" style:list-style-name="L1">
      <style:text-properties fo:language="pl" fo:country="PL" officeooo:rsid="00147e83" officeooo:paragraph-rsid="00147e83"/>
    </style:style>
    <style:style style:name="P13" style:family="paragraph" style:parent-style-name="Text_20_body" style:list-style-name="List_20_1">
      <style:text-properties fo:language="pl" fo:country="PL" officeooo:rsid="00165653" officeooo:paragraph-rsid="00165653"/>
    </style:style>
    <style:style style:name="P14" style:family="paragraph" style:parent-style-name="Text_20_body" style:list-style-name="List_20_1">
      <style:text-properties fo:language="pl" fo:country="PL" officeooo:rsid="001828d2" officeooo:paragraph-rsid="001828d2"/>
    </style:style>
    <style:style style:name="P15" style:family="paragraph" style:parent-style-name="Text_20_body" style:list-style-name="List_20_1">
      <style:text-properties fo:language="pl" fo:country="PL" officeooo:rsid="0019b98d" officeooo:paragraph-rsid="0019b98d"/>
    </style:style>
    <style:style style:name="P16" style:family="paragraph" style:parent-style-name="Text_20_body" style:list-style-name="List_20_1">
      <style:text-properties fo:language="pl" fo:country="PL" officeooo:rsid="001b8461" officeooo:paragraph-rsid="001b8461"/>
    </style:style>
    <style:style style:name="P17" style:family="paragraph" style:parent-style-name="Text_20_body" style:list-style-name="L2">
      <style:text-properties fo:language="pl" fo:country="PL" officeooo:rsid="001e86e7" officeooo:paragraph-rsid="001e86e7"/>
    </style:style>
    <style:style style:name="P18" style:family="paragraph" style:parent-style-name="Text_20_body" style:list-style-name="L3">
      <style:text-properties fo:language="pl" fo:country="PL" officeooo:rsid="001fe552" officeooo:paragraph-rsid="001fe552"/>
    </style:style>
    <style:style style:name="P19" style:family="paragraph" style:parent-style-name="Text_20_body" style:list-style-name="L4">
      <style:text-properties fo:language="pl" fo:country="PL" officeooo:rsid="001fe552" officeooo:paragraph-rsid="0022ac52"/>
    </style:style>
    <style:style style:name="P20" style:family="paragraph" style:parent-style-name="Text_20_body" style:list-style-name="L3">
      <style:text-properties fo:language="pl" fo:country="PL" officeooo:rsid="0022ac52" officeooo:paragraph-rsid="0022ac52"/>
    </style:style>
    <style:style style:name="P21" style:family="paragraph" style:parent-style-name="Text_20_body" style:list-style-name="L4">
      <style:text-properties fo:language="pl" fo:country="PL" officeooo:rsid="0022ac52" officeooo:paragraph-rsid="0022ac52"/>
    </style:style>
    <style:style style:name="P22" style:family="paragraph" style:parent-style-name="Text_20_body" style:list-style-name="L5">
      <style:text-properties fo:language="pl" fo:country="PL" officeooo:rsid="0022ac52" officeooo:paragraph-rsid="0022ac52"/>
    </style:style>
    <style:style style:name="P23" style:family="paragraph" style:parent-style-name="Text_20_body" style:list-style-name="L3">
      <style:text-properties fo:language="pl" fo:country="PL" officeooo:rsid="00209a97" officeooo:paragraph-rsid="00209a97"/>
    </style:style>
    <style:style style:name="P24" style:family="paragraph" style:parent-style-name="Text_20_body" style:list-style-name="L3">
      <style:text-properties fo:language="pl" fo:country="PL" officeooo:rsid="002187c0" officeooo:paragraph-rsid="002187c0"/>
    </style:style>
    <style:style style:name="P25" style:family="paragraph" style:parent-style-name="Text_20_body">
      <style:text-properties fo:language="pl" fo:country="PL" officeooo:rsid="002187c0" officeooo:paragraph-rsid="00319e9e"/>
    </style:style>
    <style:style style:name="P26" style:family="paragraph" style:parent-style-name="Text_20_body" style:list-style-name="L6">
      <style:text-properties fo:language="pl" fo:country="PL" officeooo:rsid="0022c779" officeooo:paragraph-rsid="0022c779"/>
    </style:style>
    <style:style style:name="P27" style:family="paragraph" style:parent-style-name="Text_20_body" style:list-style-name="L7">
      <style:text-properties fo:language="pl" fo:country="PL" officeooo:rsid="0024749c" officeooo:paragraph-rsid="0024749c"/>
    </style:style>
    <style:style style:name="P28" style:family="paragraph" style:parent-style-name="Text_20_body" style:list-style-name="L7">
      <style:text-properties fo:language="pl" fo:country="PL" officeooo:rsid="002500b6" officeooo:paragraph-rsid="002500b6"/>
    </style:style>
    <style:style style:name="P29" style:family="paragraph" style:parent-style-name="Text_20_body" style:list-style-name="L8">
      <style:text-properties fo:language="pl" fo:country="PL" officeooo:rsid="0025f29b" officeooo:paragraph-rsid="0025f29b"/>
    </style:style>
    <style:style style:name="P30" style:family="paragraph" style:parent-style-name="Text_20_body" style:list-style-name="L9">
      <style:text-properties fo:language="pl" fo:country="PL" officeooo:rsid="002a903c" officeooo:paragraph-rsid="002a903c"/>
    </style:style>
    <style:style style:name="P31" style:family="paragraph" style:parent-style-name="Text_20_body">
      <style:text-properties fo:language="pl" fo:country="PL" officeooo:rsid="002fa38b" officeooo:paragraph-rsid="002fa38b"/>
    </style:style>
    <style:style style:name="P32" style:family="paragraph" style:parent-style-name="Text_20_body" style:list-style-name="L11">
      <style:text-properties fo:language="pl" fo:country="PL" officeooo:rsid="00319e9e" officeooo:paragraph-rsid="00319e9e"/>
    </style:style>
    <style:style style:name="P33" style:family="paragraph" style:parent-style-name="Text_20_body" style:list-style-name="L11">
      <style:text-properties fo:language="pl" fo:country="PL" officeooo:rsid="00395ce2" officeooo:paragraph-rsid="00395ce2"/>
    </style:style>
    <style:style style:name="P34" style:family="paragraph" style:parent-style-name="Text_20_body" style:list-style-name="List_20_1">
      <style:text-properties officeooo:rsid="00147e83" officeooo:paragraph-rsid="00147e83"/>
    </style:style>
    <style:style style:name="P35" style:family="paragraph" style:parent-style-name="Text_20_body" style:list-style-name="List_20_1">
      <style:text-properties officeooo:rsid="00165653" officeooo:paragraph-rsid="00165653"/>
    </style:style>
    <style:style style:name="P36" style:family="paragraph" style:parent-style-name="Text_20_body" style:list-style-name="L10">
      <style:text-properties officeooo:rsid="001e86e7" officeooo:paragraph-rsid="001e86e7"/>
    </style:style>
    <style:style style:name="P37" style:family="paragraph" style:parent-style-name="Text_20_body" style:list-style-name="L10">
      <style:text-properties officeooo:rsid="001fe552" officeooo:paragraph-rsid="001fe552"/>
    </style:style>
    <style:style style:name="P38" style:family="paragraph" style:parent-style-name="Text_20_body" style:list-style-name="L10">
      <style:text-properties officeooo:rsid="0022c779" officeooo:paragraph-rsid="0022c779"/>
    </style:style>
    <style:style style:name="P39" style:family="paragraph" style:parent-style-name="Text_20_body" style:list-style-name="L13">
      <style:text-properties officeooo:rsid="00319e9e" officeooo:paragraph-rsid="00319e9e"/>
    </style:style>
    <style:style style:name="P40" style:family="paragraph" style:parent-style-name="Text_20_body">
      <style:text-properties officeooo:rsid="0032fc40" officeooo:paragraph-rsid="0032fc40"/>
    </style:style>
    <style:style style:name="P41" style:family="paragraph" style:parent-style-name="Text_20_body" style:list-style-name="L14">
      <style:text-properties officeooo:rsid="0032fc40" officeooo:paragraph-rsid="0032fc40"/>
    </style:style>
    <style:style style:name="P42" style:family="paragraph" style:parent-style-name="Text_20_body" style:list-style-name="L15">
      <style:text-properties officeooo:rsid="003740c7" officeooo:paragraph-rsid="003740c7"/>
    </style:style>
    <style:style style:name="P43" style:family="paragraph" style:parent-style-name="Text_20_body" style:list-style-name="L15">
      <style:text-properties officeooo:paragraph-rsid="0037bd01"/>
    </style:style>
    <style:style style:name="P44" style:family="paragraph" style:parent-style-name="Text_20_body">
      <style:text-properties officeooo:rsid="0037bd01" officeooo:paragraph-rsid="0037bd01"/>
    </style:style>
    <style:style style:name="P45" style:family="paragraph" style:parent-style-name="Text_20_body" style:list-style-name="L16">
      <style:text-properties officeooo:rsid="0037bd01" officeooo:paragraph-rsid="0037bd01"/>
    </style:style>
    <style:style style:name="P46" style:family="paragraph" style:parent-style-name="Text_20_body" style:list-style-name="L16">
      <style:text-properties officeooo:rsid="00395ce2" officeooo:paragraph-rsid="00395ce2"/>
    </style:style>
    <style:style style:name="P47" style:family="paragraph" style:parent-style-name="Text_20_body">
      <style:text-properties officeooo:paragraph-rsid="00395ce2"/>
    </style:style>
    <style:style style:name="P48" style:family="paragraph" style:parent-style-name="Text_20_body" style:list-style-name="L10">
      <style:text-properties officeooo:rsid="003a0fb4" officeooo:paragraph-rsid="003a0fb4"/>
    </style:style>
    <style:style style:name="P49" style:family="paragraph" style:parent-style-name="Title">
      <style:text-properties officeooo:rsid="0032fc40" officeooo:paragraph-rsid="0032fc40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65653"/>
    </style:style>
    <style:style style:name="T3" style:family="text">
      <style:text-properties fo:language="pl" fo:country="PL" officeooo:rsid="0019b98d"/>
    </style:style>
    <style:style style:name="T4" style:family="text">
      <style:text-properties officeooo:rsid="001c8a31"/>
    </style:style>
    <style:style style:name="T5" style:family="text">
      <style:text-properties officeooo:rsid="00209a97"/>
    </style:style>
    <style:style style:name="T6" style:family="text">
      <style:text-properties officeooo:rsid="0022ac52"/>
    </style:style>
    <style:style style:name="T7" style:family="text">
      <style:text-properties officeooo:rsid="0022c779"/>
    </style:style>
    <style:style style:name="T8" style:family="text">
      <style:text-properties officeooo:rsid="00245219"/>
    </style:style>
    <style:style style:name="T9" style:family="text">
      <style:text-properties officeooo:rsid="0024749c"/>
    </style:style>
    <style:style style:name="T10" style:family="text">
      <style:text-properties officeooo:rsid="0025f29b"/>
    </style:style>
    <style:style style:name="T11" style:family="text">
      <style:text-properties officeooo:rsid="00319e9e"/>
    </style:style>
    <style:style style:name="T12" style:family="text">
      <style:text-properties officeooo:rsid="0032fc40"/>
    </style:style>
    <style:style style:name="T13" style:family="text">
      <style:text-properties officeooo:rsid="003740c7"/>
    </style:style>
    <style:style style:name="T14" style:family="text">
      <style:text-properties officeooo:rsid="0037bd01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normal" fo:font-weight="normal" officeooo:rsid="0037bd01" style:font-size-asian="10pt" style:font-style-asian="normal" style:font-weight-asian="normal"/>
    </style:style>
    <style:style style:name="T17" style:family="text">
      <style:text-properties officeooo:rsid="00395ce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Dokumentacja testowa projektu „Bank app”</text:p>
      <text:p text:style-name="P11">Testy jednostkowe</text:p>
      <text:p text:style-name="P40">Zostały przeprowadzone za pomocą biblioteki JUnit4. Testy zostały dołaczone do kodu źródlowego projektu w folderze „tests”.</text:p>
      <text:list xml:id="list2934982173" text:style-name="L14">
        <text:list-item>
          <text:p text:style-name="P41">Moduł „AuthenticationAndRegistration”</text:p>
        </text:list-item>
      </text:list>
      <text:list xml:id="list258436119" text:style-name="L15">
        <text:list-item>
          <text:p text:style-name="P43"><text:span text:style-name="T13">testowan</text:span><text:span text:style-name="T14">o</text:span><text:span text:style-name="T13"> przy logowaniu(przycisk „Sign In”), czy użytkownik z podanym loginem i hasłem istnieje</text:span><text:span text:style-name="T14">(„</text:span><text:span text:style-name="T15">AuthenticationScreenTest</text:span><text:span text:style-name="T14">”)</text:span></text:p>
        </text:list-item>
        <text:list-item>
          <text:p text:style-name="P42"><text:s/>testowano przy rejestracji, czy użytkownik wpisał dane, spełniające poniższe wymagania</text:p>
          <text:p text:style-name="P42">- login– czy jest zajęty oraz nie zawiera symbolów specjalnych;</text:p>
          <text:p text:style-name="P42">- hasło – o długości &gt;= 12, zawiera literę, cyfrę, symbol specjalny oraz identyczne do powtórnie wpisanego hasła;</text:p>
          <text:p text:style-name="P42">- <text:span text:style-name="T14">imię zawiera wyłącznie litery, zaczyna się z dużej, jest o długości od 3 do 10;</text:span></text:p>
          <text:p text:style-name="P42">- <text:span text:style-name="T14">kod pocztowy jest postaci 00-000;</text:span></text:p>
          <text:p text:style-name="P42">- <text:span text:style-name="T14">numer telefonu jest postaci 123456789;</text:span></text:p>
          <text:p text:style-name="P43"><text:span text:style-name="T13">- </text:span><text:span text:style-name="T14">numer ulicy zawiera wyłącznie cyfry i możliwie ‘/’;(„</text:span><text:span text:style-name="T15">RegistrationScreen1Test</text:span><text:span text:style-name="T14">”, „</text:span><text:span text:style-name="T15">RegistrationScreen</text:span><text:span text:style-name="T16">2</text:span><text:span text:style-name="T15">Test</text:span><text:span text:style-name="T14">”)</text:span></text:p>
        </text:list-item>
        <text:list-item>
          <text:p text:style-name="P43"><text:span text:style-name="T14">testowano wpisanie kodu weryfikującego(„</text:span><text:span text:style-name="T15">EmailVerificationScreenTest</text:span><text:span text:style-name="T14">”)</text:span></text:p>
        </text:list-item>
        <text:list-item>
          <text:p text:style-name="P43"><text:span text:style-name="T14">sprawdzano wysyłania kodu na poprawny oraz zły adres email, na podstawie, czy rzuca program wyjątek, czy nie(„</text:span><text:span text:style-name="T15">JavaMailTest</text:span><text:span text:style-name="T14">”)</text:span></text:p>
        </text:list-item>
      </text:list>
      <text:p text:style-name="P44">2) Moduł „Credits”</text:p>
      <text:list xml:id="list3926242832" text:style-name="L16">
        <text:list-item>
          <text:p text:style-name="P45">testowano, czy użytkownik wpisał <text:span text:style-name="T17">liczbę do pól „Amount” oraz „Years”</text:span></text:p>
        </text:list-item>
        <text:list-item>
          <text:p text:style-name="P46">testowane, że nie można wziąć nowego kredytu, jeśli jest jeszcze stary</text:p>
        </text:list-item>
        <text:list-item>
          <text:p text:style-name="P46">testowano, czy wylicza poprawnie zadłużenie</text:p>
        </text:list-item>
      </text:list>
      <text:p text:style-name="P47"><text:span text:style-name="T17">klasa </text:span><text:span text:style-name="T15">CreditTest</text:span></text:p>
      <text:p text:style-name="P9">3)Moduł „Transfers”</text:p>
      <text:list xml:id="list3787184494" text:style-name="L17">
        <text:list-item>
          <text:p text:style-name="P10"><text:span text:style-name="T17">sprawdzano poprawnośc numeru konta odbiorcy(„</text:span><text:span text:style-name="T15">StandardTransferTest</text:span><text:span text:style-name="T17">”)</text:span></text:p>
        </text:list-item>
      </text:list>
      <text:list xml:id="list1252456126295" text:continue-list="list2934982173" text:style-name="L14">
        <text:list-header>
          <text:p text:style-name="P41"/>
        </text:list-header>
      </text:list>
      <text:p text:style-name="Subtitle">Testy systemowe</text:p>
      <text:h text:style-name="Heading_20_1" text:outline-level="1">Testy funkcjonalne</text:h>
      <text:p text:style-name="P1">Testy funkcjonalne są zgodne z przypadkami użycia</text:p>
      <text:list xml:id="list1029928527" text:style-name="L1">
        <text:list-item>
          <text:p text:style-name="P12"><text:soft-page-break/>Rejestracja nowego użytkownika </text:p>
        </text:list-item>
      </text:list>
      <text:list xml:id="list1409730934" text:style-name="List_20_1">
        <text:list-item>
          <text:p text:style-name="P34"><text:span text:style-name="T1">wpis</text:span><text:span text:style-name="T3">yw</text:span><text:span text:style-name="T1">ano „username” już istniejących użytkowników oraz niepoprawny(za długi lub zawierający symbole specjalne);</text:span></text:p>
        </text:list-item>
        <text:list-item>
          <text:p text:style-name="P34"><text:span text:style-name="T1">wpisano </text:span><text:span text:style-name="T2">hasło</text:span><text:span text:style-name="T1"> </text:span><text:span text:style-name="T2">nie spełniające jakieś z poniższych wymagań;</text:span></text:p>
        </text:list-item>
        <text:list-item>
          <text:p text:style-name="P35"><text:span text:style-name="T2">n</text:span><text:span text:style-name="T1">ie można wkleić hasła do pola „Enter again password”;</text:span></text:p>
        </text:list-item>
        <text:list-item>
          <text:p text:style-name="P13">gdy któreś z pól „Username”, „Email” , „Password”, „Enter again password” zawiera niepoprawne dane, to komunikat o tym jest wyświetlany w odpowiednim polu tekstowym;</text:p>
        </text:list-item>
        <text:list-item>
          <text:p text:style-name="P14">wpisywano kod weryfikujący, zawierający litery i symbole specjalne, po 5 nieudanych próbach następuje powrót do <text:s/>pierwszego ekranu;</text:p>
        </text:list-item>
        <text:list-item>
          <text:p text:style-name="P15">w oknie „Second registration screen” analogicznie jak w poprzednim oknie po wpisaniu niepoprawnych danych jest wyświetlany komunikat w polu tekstowym;</text:p>
        </text:list-item>
        <text:list-item>
          <text:p text:style-name="P16">w następnym oknie „Account and card number screen” można skopiować wszystkie przydzielone użytkownikowi numery;</text:p>
        </text:list-item>
        <text:list-item>
          <text:p text:style-name="P16">po pomyślnej rejestracji użytkownik zostaje przekierowany do okna logowania.</text:p>
        </text:list-item>
      </text:list>
      <text:p text:style-name="P2">2)<text:span text:style-name="T4">Logowanie do systemu</text:span></text:p>
      <text:list xml:id="list2140344501" text:style-name="L2">
        <text:list-item>
          <text:p text:style-name="P17">pomyślnie, tylko jeśli użytkownik <text:span text:style-name="T11">z podanym imięm i hasłem istnieje</text:span>.</text:p>
        </text:list-item>
      </text:list>
      <text:p text:style-name="P3">3)Przelew krajowy</text:p>
      <text:list xml:id="list3650206222" text:style-name="L3">
        <text:list-item>
          <text:p text:style-name="P18">nie ma możliwości wpisania do numeru konta oraz sumy przelewu czegoś oprócz cyfr, wpisania za długiego numeru konta;</text:p>
        </text:list-item>
        <text:list-item>
          <text:p text:style-name="P18"><text:bookmark-start text:name="__DdeLink__207_2710725010"/>wyświetlany jest komunikat,<text:bookmark-end text:name="__DdeLink__207_2710725010"/> jeżeli któreś z pól pozostanie puste, nie zostanie wybrany typ odbiorcy(„company”, „person”),<text:span text:style-name="T7">podany numer konta nie istnieje w bazie danych aplikacji, podano większą kwotę niż klient ma środków;</text:span></text:p>
        </text:list-item>
        <text:list-item>
          <text:p text:style-name="P20">pozostałe środki na koncie są wyświetlane poprawnie po kilkukrotnym wykonaniu przelewu;</text:p>
        </text:list-item>
        <text:list-item>
          <text:p text:style-name="P23">do kodu aplikacji nie ma możliwości wpisanie czegoś oprócz pojedynczych cyfr;</text:p>
        </text:list-item>
        <text:list-item>
          <text:p text:style-name="P23">jest wyświetlany komunikat, jeśli któraś z 4 komórek do wpisania kodu aplikacji pozostanie pusta albo kod będzie niepoprawny;</text:p>
        </text:list-item>
        <text:list-item>
          <text:p text:style-name="P24">potwierdzenie przelewu się nie wygeneruje, jeśli nie zostanie wybrany folder w którym należy zapisać potwierdzenie;</text:p>
        </text:list-item>
      </text:list>
      <text:p text:style-name="P25">4)Przelew zagraniczny</text:p>
      <text:list xml:id="list3665109537" text:style-name="L11">
        <text:list-item>
          <text:p text:style-name="P32">wybierano różne waluty</text:p>
        </text:list-item>
        <text:list-item>
          <text:p text:style-name="P33">te same testy co i dla przelewu zwykłego</text:p>
        </text:list-item>
      </text:list>
      <text:p text:style-name="P25"><text:span text:style-name="T17">5)</text:span> <text:span text:style-name="T17">Przelew </text:span><text:span text:style-name="T7">własny</text:span> – <text:span text:style-name="T6">te same testy, co i </text:span><text:span text:style-name="T17">dla</text:span><text:span text:style-name="T6"> przelew</text:span><text:span text:style-name="T17">u</text:span><text:span text:style-name="T6"> zwykł</text:span><text:span text:style-name="T17">ego</text:span></text:p>
      <text:p text:style-name="P4">6) Przelew BLIK na telefon</text:p>
      <text:list xml:id="list1883853162" text:style-name="L4">
        <text:list-item>
          <text:p text:style-name="P19"><text:soft-page-break/>wyświetlany jest komunikat, <text:span text:style-name="T6">jeśli podany numer nie istneje w bazie danych aplikacji;</text:span></text:p>
        </text:list-item>
        <text:list-item>
          <text:p text:style-name="P21">pozostałe testy takie same;</text:p>
        </text:list-item>
      </text:list>
      <text:p text:style-name="P4">7)Zlecenie stałe</text:p>
      <text:list xml:id="list3472014716" text:style-name="L5">
        <text:list-item>
          <text:p text:style-name="P22">?</text:p>
        </text:list-item>
      </text:list>
      <text:p text:style-name="P5">8)Przegląd historii transakcji <text:span text:style-name="T8">za ostatni miesiąc</text:span></text:p>
      <text:list xml:id="list80782603" text:style-name="L6">
        <text:list-item>
          <text:p text:style-name="P26">tabela z historią jest uaktualniana po wykonaniu każdego rodzaju przelewu zarówno jak u wykonawcy przelewu(tabela „Outgoing”), tak i u odbiorcy(tabela „Incoming”);</text:p>
        </text:list-item>
        <text:list-item>
          <text:p text:style-name="P26">tabela historii nie jest edytowalna; można <text:span text:style-name="T8">zmieniać szerokość kolumn, przestawiać je miejscami, ale te zmiany nie zostają zachowane;</text:span></text:p>
        </text:list-item>
      </text:list>
      <text:p text:style-name="P6">9)<text:span text:style-name="T9">Wzięcie kredytu</text:span></text:p>
      <text:list xml:id="list2312307688" text:style-name="L7">
        <text:list-item>
          <text:p text:style-name="P27">nie można wziąć kredytu, jeśli klient ma niespłacony;</text:p>
        </text:list-item>
        <text:list-item>
          <text:p text:style-name="P27">nie można wziąć kredytu, jeśli do sumy kredytu wpisać nie liczbę lub do okresu kredytu liczbę nie całkowitą;</text:p>
        </text:list-item>
        <text:list-item>
          <text:p text:style-name="P27">nie można spłacić kolejną ratę jeśli nie ma wystarczających środków albo nie minął kolejny rok od spłaty poprzedniej;</text:p>
        </text:list-item>
        <text:list-item>
          <text:p text:style-name="P28">pozostałe środki na koncie są aktualizowane od razu po spłacie.</text:p>
        </text:list-item>
      </text:list>
      <text:p text:style-name="P7">10)<text:span text:style-name="T10">Przegląd własnych danych</text:span></text:p>
      <text:list xml:id="list1204710025" text:style-name="L8">
        <text:list-item>
          <text:p text:style-name="P29">dane można skopiować;</text:p>
        </text:list-item>
        <text:list-item>
          <text:p text:style-name="P29">zmiany wprowadzone do pól tekstowych nie zostaną zachowane.</text:p>
        </text:list-item>
      </text:list>
      <text:p text:style-name="P8">11)Zmiana danych osobowych</text:p>
      <text:list xml:id="list942197399" text:style-name="L9">
        <text:list-item>
          <text:p text:style-name="P30">testy takie same, jak i w rejestracji nowego użytkownika</text:p>
        </text:list-item>
      </text:list>
      <text:p text:style-name="P31">Scenariusz alternatywny – automatyczne wylogowanie</text:p>
      <text:p text:style-name="P31">Po 2 minutach <text:span text:style-name="T12">bezczynności</text:span> <text:span text:style-name="T12">użytkownik zostaje przekierowany na ekran główny. Na każdym ekranie timer pokazuje, ile czasu jeszcze zostało. Timer zostaje zresetowany przy poruszaniu się kursoru oraz zamknięciu obecnego okna. </text:span></text:p>
      <text:h text:style-name="Heading_20_1" text:outline-level="1">Testy wydajnościowe</text:h>
      <text:list xml:id="list3199765610" text:style-name="L13">
        <text:list-item>
          <text:p text:style-name="P39">Na wysłanie kodu weryfikującego na email potrzebuje do 5 sekund oraz na załadowanie aktualnuch kursów walut – do <text:span text:style-name="T17">7</text:span> sekund przy stabilnym połączeniu</text:p>
        </text:list-item>
        <text:list-item>
          <text:p text:style-name="P39">Pozostałe funkcje wykonuje prawie natychmiastowo(wtym łączenie z bazą danych jeden raz na początku wykonania programu) </text:p>
        </text:list-item>
      </text:list>
      <text:p text:style-name="P3"/>
      <text:p text:style-name="Subtitle">Wykryte defekty</text:p>
      <text:list xml:id="list1276645348" text:style-name="L10">
        <text:list-item>
          <text:p text:style-name="P36">w razie wykonania przelewu krajowego lub zagranicznego na własne konto zwykłe, suma przelewu zostaje odjęta z konta</text:p>
        </text:list-item>
        <text:list-item>
          <text:p text:style-name="P37"><text:soft-page-break/>w oknie „Domestic Transfer” do numeru ulicy można wpisywać litery, <text:span text:style-name="T5">do nazwy ulicy oraz miasta – cyfry oraz można wpisać za krótki kod pocztowy</text:span></text:p>
        </text:list-item>
        <text:list-item>
          <text:p text:style-name="P38">w zleceniu stałym można wpisać niepoprawny okres zlecenia; jeżeli wpisać nie liczbę, to program się wywala</text:p>
        </text:list-item>
        <text:list-item>
          <text:p text:style-name="P48">zlecenie stałe jest jednorazow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4:09:59.600588093</meta:creation-date>
    <meta:editing-duration>PT3M54S</meta:editing-duration>
    <meta:editing-cycles>2</meta:editing-cycles>
    <meta:generator>LibreOffice/7.2.6.2$Linux_X86_64 LibreOffice_project/20$Build-2</meta:generator>
    <dc:date>2022-06-13T00:12:50.378637731</dc:date>
    <meta:document-statistic meta:table-count="0" meta:image-count="0" meta:object-count="0" meta:page-count="4" meta:paragraph-count="74" meta:word-count="778" meta:character-count="5395" meta:non-whitespace-character-count="4732"/>
  </office:meta>
</office:document-meta>
</file>